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7b76" officeooo:paragraph-rsid="000e7b76"/>
    </style:style>
    <style:style style:name="T1" style:family="text">
      <style:text-properties officeooo:rsid="000f4d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proyecto consiste en la web de gestión de una Inspección Técnica de Vehículos. Se deberá crear el proyecto ITV y dentro de estre proyecto la aplicación inspeccionar. La aplicación consta de tres clases, centro, vehículo e inspección. También haga uso de diferentes usuarios que se implementarán usando la clase user de django.</text:p>
      <text:p text:style-name="P1"/>
      <text:p text:style-name="P1">Habrán visitantes que podrán acceder a la web sin registros, ususairos que sólo podrán gestionar su vehículo y usuarios gestores que podrán realizar inspecciones y dar de alta nuevos centros.</text:p>
      <text:p text:style-name="P1"/>
      <text:p text:style-name="P1">Implemente las siguientes funcionalidades en la aplicación inspección:</text:p>
      <text:p text:style-name="P1"/>
      <text:p text:style-name="P1">1. Gestión de Usuarios: Usando la clase user de Dajngo implemente la autenticación de un usuario. No es necesario implementar las funciones de edición y borrado de usuarios, para ello se puede con el interfaz de administración de Django. Se han de distinguir dos tipos de usuarios, uno propietario de un vehículo y un usuario gestor. Para ello se podrá usar directamente los atributos de la clase user. Incluye para la correción de usuario propietario con nombre de usuario y clave password y un usuario gestor con nombre usuariogestor y password.</text:p>
      <text:p text:style-name="P1"/>
      <text:p text:style-name="P1">2.Gestión de Centros de Inspección: Un centro de inspección consta de al menos un nombre, una dirección y un número de teléfono. Implementa los modelos vistas y plantillas necesatias para poder ver una lista de centros, añadir lista de centros y borrar un centro existente. Las operaciones de añadir borrar las podrá llevar a cabo un usuairo gestor. La visualización de la lista la puede ver cualquier usuario aunque no sea registrado. Este ejercicio se debe hacer en vistas basadas en clases.</text:p>
      <text:p text:style-name="P1"/>
      <text:p text:style-name="P1">3. Gestión de Vehículos: Un vechículo consta de almenos, un nombre un año de matriculación y un tipo(industrial, particular o profesional) y un propietario. Implementa los módulos, vistas y plantillas necesarioas para la creación de un vehículo, la edición de éste y el listado de los vehículos. Esto sólo lo puede hacer un usuario propietario de vehículo. El vehículo creado será automáticamente el usuario que lo ha creado. El listado de vehículos sólo podrá visualizarlo el usuario gestor. Se ha de hacer con vistas basadas en funciones.</text:p>
      <text:p text:style-name="P1"/>
      <text:p text:style-name="P1">4.Gestión de inspecciones: Una inspección consta de al menos, una fecha, un vehículo que se ha inspeccionado y el centro en el que se ha realizado la inspec<text:span text:style-name="T1">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jo </meta:initial-creator>
    <meta:creation-date>2017-01-18T17:19:25.628745610</meta:creation-date>
    <dc:date>2017-01-18T17:35:34.345498675</dc:date>
    <dc:creator>juanjo </dc:creator>
    <meta:editing-duration>PT58S</meta:editing-duration>
    <meta:editing-cycles>1</meta:editing-cycles>
    <meta:document-statistic meta:table-count="0" meta:image-count="0" meta:object-count="0" meta:page-count="1" meta:paragraph-count="7" meta:word-count="379" meta:character-count="2331" meta:non-whitespace-character-count="1959"/>
    <meta:generator>LibreOffice/4.2.8.2$Linux_X86_64 LibreOffice_project/420m0$Build-2</meta:generator>
  </office:meta>
</office:document-meta>
</file>